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12cm"/>
    </style:style>
    <style:style style:name="gr2" style:family="graphic" style:parent-style-name="standard">
      <style:graphic-properties draw:stroke="none" svg:stroke-color="#000000" draw:fill="none" draw:fill-color="#ffffff" fo:min-height="26.197cm"/>
    </style:style>
    <style:style style:name="gr3" style:family="graphic" style:parent-style-name="standard">
      <style:graphic-properties draw:stroke="solid" svg:stroke-color="#000000" draw:fill="none" draw:fill-color="#ffffff" fo:min-height="0.492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start"/>
    </style:style>
    <style:style style:name="P4" style:family="paragraph">
      <loext:graphic-properties draw:fill="none" draw:fill-color="#ffffff"/>
      <style:paragraph-properties fo:text-align="center"/>
      <style:text-properties fo:font-size="12pt" style:font-size-asian="12pt" style:font-size-complex="12pt"/>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none" draw:fill-color="#ffffff"/>
      <style:text-properties style:font-name="Times New Roman" fo:font-size="12pt" style:font-size-asian="12pt" style:font-size-complex="12pt"/>
    </style:style>
    <style:style style:name="T1" style:family="text">
      <style:text-properties fo:color="#3333ff"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2" style:family="text">
      <style:text-properties fo:color="#3333ff" style:font-name="Times New Roman" fo:font-size="2pt" style:text-underline-style="solid" style:text-underline-width="auto" style:text-underline-color="font-color" fo:font-weight="bold" style:font-size-asian="2pt" style:font-weight-asian="bold" style:font-name-complex="Times New Roman" style:font-size-complex="2pt" style:font-weight-complex="bold"/>
    </style:style>
    <style:style style:name="T3" style:family="text">
      <style:text-properties fo:color="#3333ff"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T4" style:family="text">
      <style:text-properties style:use-window-font-color="true"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5" style:family="text">
      <style:text-properties style:use-window-font-color="true" style:font-name="Times New Roman" fo:font-size="12pt" style:font-size-asian="12pt" style:font-name-complex="Times New Roman" style:font-size-complex="12pt"/>
    </style:style>
    <style:style style:name="T6" style:family="text">
      <style:text-properties fo:color="#ff3333"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7" style:family="text">
      <style:text-properties fo:color="#ff3333" style:font-name="Times New Roman" fo:font-size="12pt" style:text-underline-style="none" fo:font-weight="bold" style:font-size-asian="12pt" style:font-weight-asian="bold" style:font-name-complex="Times New Roman" style:font-size-complex="12pt" style:font-weight-complex="bold"/>
    </style:style>
    <style:style style:name="T8" style:family="text">
      <style:text-properties fo:color="#000000" style:font-name="Times New Roman" fo:font-size="12pt" style:text-underline-style="none" style:font-size-asian="12pt" style:font-name-complex="Times New Roman" style:font-size-complex="12pt"/>
    </style:style>
    <style:style style:name="T9" style:family="text">
      <style:text-properties fo:color="#3333ff"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use-window-font-color="true" style:font-name="Times New Roman" fo:font-size="6pt" fo:font-weight="bold" style:font-size-asian="6pt" style:font-weight-asian="bold" style:font-name-complex="Times New Roman" style:font-size-complex="6pt" style:font-weight-complex="bold"/>
    </style:style>
    <style:style style:name="T11" style:family="text">
      <style:text-properties style:use-window-font-color="true" style:font-name="Times New Roman" fo:font-size="12pt" fo:font-weight="bold" style:font-size-asian="12pt" style:font-weight-asian="bold" style:font-name-complex="Times New Roman" style:font-size-complex="12pt" style:font-weight-complex="bold"/>
    </style:style>
    <style:style style:name="T12"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3" style:family="text">
      <style:text-properties style:use-window-font-color="true" style:font-name="Times New Roman" fo:font-size="6pt" fo:font-style="italic" style:font-size-asian="6pt" style:font-style-asian="italic" style:font-name-complex="Times New Roman" style:font-size-complex="6pt" style:font-style-complex="italic"/>
    </style:style>
    <style:style style:name="T14" style:family="text">
      <style:text-properties style:use-window-font-color="true" style:font-name="Times New Roman" fo:font-size="6pt" style:font-size-asian="6pt" style:font-name-complex="Times New Roman" style:font-size-complex="6pt"/>
    </style:style>
    <style:style style:name="T15" style:family="text">
      <style:text-properties fo:color="#000000" style:font-name="Times New Roman" fo:font-size="12pt" style:font-size-asian="12pt" style:font-name-complex="Times New Roman" style:font-size-complex="12pt"/>
    </style:style>
    <style:style style:name="T16"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17" style:family="text">
      <style:text-properties fo:color="#ff3333"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9" style:family="text">
      <style:text-properties fo:color="#000000" style:font-name="Times New Roman" fo:font-size="6pt" fo:font-weight="bold" style:font-size-asian="6pt" style:font-weight-asian="bold" style:font-name-complex="Times New Roman" style:font-size-complex="6pt" style:font-weight-complex="bold"/>
    </style:style>
    <style:style style:name="T20" style:family="text">
      <style:text-properties fo:color="#000000" style:font-name="Times New Roman" fo:font-size="6pt" fo:font-weight="normal" style:font-size-asian="6pt" style:font-weight-asian="normal" style:font-name-complex="Times New Roman" style:font-size-complex="6pt" style:font-weight-complex="normal"/>
    </style:style>
    <style:style style:name="T21" style:family="text">
      <style:text-properties fo:color="#000000" style:font-name="Times New Roman" fo:font-size="2pt" fo:font-weight="normal" style:font-size-asian="2pt" style:font-weight-asian="normal" style:font-name-complex="Times New Roman" style:font-size-complex="2pt" style:font-weight-complex="normal"/>
    </style:style>
    <style:style style:name="T22" style:family="text">
      <style:text-properties fo:color="#ff0000" style:font-name="Times New Roman" fo:font-size="12pt" fo:font-weight="bold" style:font-size-asian="12pt" style:font-weight-asian="bold" style:font-name-complex="Times New Roman" style:font-size-complex="12pt" style:font-weight-complex="bold"/>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4" draw:layer="layout" svg:width="19cm" svg:height="27.862cm" svg:x="1.104cm" svg:y="1cm">
          <draw:text-box>
            <text:p text:style-name="P1"><text:span text:style-name="T1">THEMATIQUE : Design, innovation et créativité</text:span></text:p>
            <text:p text:style-name="P1"><text:span text:style-name="T2"/></text:p>
            <text:p text:style-name="P1"><text:span text:style-name="T3">(Collège Rabelais – Mons en Baroeul et Collège Victor Hugo - Somain)</text:span></text:p>
            <text:p text:style-name="P2"><text:span text:style-name="T4"/></text:p>
            <text:p text:style-name="P2"><text:span text:style-name="T5"/></text:p>
            <text:p text:style-name="P2"><text:span text:style-name="T6">Séquence de référence</text:span><text:span text:style-name="T7"> :</text:span><text:span text:style-name="T8"> </text:span><text:span text:style-name="T9">S14 : Gérer un éclairage public</text:span></text:p>
            <text:p text:style-name="P2"><text:span text:style-name="T10"/></text:p>
            <text:p text:style-name="P2"><text:span text:style-name="T11">Problématique de la séquence : </text:span><text:span text:style-name="T12">Recherche de solutions</text:span></text:p>
            <text:p text:style-name="P2"><text:span text:style-name="T13"/></text:p>
            <text:p text:style-name="P2"><text:span text:style-name="T11">Contexte : </text:span><text:span text:style-name="T5">Cette séquence vise, en mode collaboratif, à rechercher des formes pour les candélabres et des scénarios permettant de piloter l'éclairage public de la rue d’Auvergne en vue de répondre au cahier des charges.</text:span></text:p>
            <text:p text:style-name="P2"><text:span text:style-name="T14"/></text:p>
            <text:p text:style-name="P2"><text:span text:style-name="T5">Elle est organisée autour de 3 problématiques :</text:span></text:p>
            <text:p text:style-name="P2"><text:span text:style-name="T14"/></text:p>
            <text:p text:style-name="P2"><text:span text:style-name="T15"><text:tab/></text:span><text:span text:style-name="T15">- </text:span><text:span text:style-name="T16">Quelles formes donner à nos candélabres pour répondre à la demande ?</text:span></text:p>
            <text:p text:style-name="P2"><text:span text:style-name="T16"><text:tab/></text:span><text:span text:style-name="T16">- Sur quels leviers agir et comment détecter les informations ?</text:span></text:p>
            <text:p text:style-name="P2"><text:span text:style-name="T16"><text:tab/></text:span><text:span text:style-name="T16">- Quels scénarios de fonctionnement pour répondre à la demande ?</text:span></text:p>
            <text:p text:style-name="P2"><text:span text:style-name="T12"/></text:p>
            <text:p text:style-name="P2"><text:span text:style-name="T5"><text:tab/></text:span><text:span text:style-name="T5">Les élèves vont dans un premier temps </text:span><text:span text:style-name="T15">réfléchir à la forme à donner aux candélabres afin de limiter la pollution lumineuse et de respecter une démarche « Design ». Le professeur d'Arts plastiques peut intervenir dans le cadre des EPI. Suite à cela, ils d</text:span><text:span text:style-name="T5">étermineront les leviers sur lesquels ils peuvent agir pour diminuer la consommation de l'éclairage actuel et étudier différents capteurs afin de choisir les plus adaptés à la situation. Cela fait, ils établiront un scénario utilisant les informations des capteurs choisis afin de répondre au cahier des charges. </text:span></text:p>
            <text:p text:style-name="P2"><text:span text:style-name="T5"/></text:p>
            <text:p text:style-name="P2"><text:span text:style-name="T6">Contribution de la séquence au socle commun</text:span><text:span text:style-name="T17"> : </text:span></text:p>
            <text:p><text:span text:style-name="T10"/></text:p>
            <text:p><text:span text:style-name="T5"><text:tab/></text:span><text:span text:style-name="T11">DOMAINE 4</text:span><text:span text:style-name="T5"> : les systèmes naturels et les systèmes techniques</text:span></text:p>
            <text:p><text:span text:style-name="T14"/></text:p>
            <text:list text:style-name="L1">
              <text:list-item>
                <text:list>
                  <text:list-item>
                    <text:list>
                      <text:list-item>
                        <text:p><text:span text:style-name="T5">Pratiquer des démarches scientifiques et technologiques</text:span></text:p>
                        <text:list>
                          <text:list-item>
                            <text:list>
                              <text:list-item>
                                <text:p><text:span text:style-name="T5">Mesurer des grandeurs de manière directe ou indirecte</text:span></text:p>
                              </text:list-item>
                              <text:list-item>
                                <text:p><text:span text:style-name="T5">Rechercher des solutions techniques à un problème posé, expliciter ses choix et les communiquer en argumentant</text:span></text:p>
                              </text:list-item>
                              <text:list-item>
                                <text:p><text:span text:style-name="T5">Participer à l'organisation et au déroulement du projet</text:span></text:p>
                              </text:list-item>
                            </text:list>
                          </text:list-item>
                        </text:list>
                      </text:list-item>
                      <text:list-item>
                        <text:p><text:span text:style-name="T5">Concevoir, créer, réaliser</text:span></text:p>
                        <text:list>
                          <text:list-item>
                            <text:list>
                              <text:list-item>
                                <text:p><text:span text:style-name="T5">Associer des solutions techniques à des fonctions</text:span></text:p>
                                <text:p><text:span text:style-name="T5"/></text:p>
                              </text:list-item>
                            </text:list>
                          </text:list-item>
                        </text:list>
                      </text:list-item>
                    </text:list>
                  </text:list-item>
                </text:list>
              </text:list-item>
            </text:list>
            <text:p><text:span text:style-name="T6">Eléments du programme de technologie</text:span><text:span text:style-name="T17"> : </text:span></text:p>
            <text:p text:style-name="P3"><text:span text:style-name="T10"/></text:p>
            <text:p><text:span text:style-name="T5"><text:tab/></text:span><text:span text:style-name="T18">Thématique principale: </text:span><text:span text:style-name="T16">Design, innovation et créativité</text:span></text:p>
            <text:p><text:span text:style-name="T19"/></text:p>
            <text:p><text:span text:style-name="T18"><text:tab/></text:span><text:span text:style-name="T18">Attendus de fin de cycle : </text:span><text:span text:style-name="T16">Imaginer des solutions en réponse aux besoins, matérialiser une idée en </text:span><text:span text:style-name="T16"><text:tab/></text:span><text:span text:style-name="T16"><text:tab/></text:span><text:span text:style-name="T16"><text:tab/></text:span><text:span text:style-name="T16"><text:tab/></text:span><text:span text:style-name="T16"> <text:s text:c="8"/>intégrant une dimension design</text:span></text:p>
            <text:p><text:span text:style-name="T19"/></text:p>
            <text:p><text:span text:style-name="T18"><text:tab/></text:span><text:span text:style-name="T18">Connaissances et compétences associées :</text:span></text:p>
            <text:p><text:span text:style-name="T19"/></text:p>
            <text:list text:continue-numbering="true" text:style-name="L1">
              <text:list-item>
                <text:list>
                  <text:list-item>
                    <text:list>
                      <text:list-item>
                        <text:list>
                          <text:list-item>
                            <text:p><text:span text:style-name="T16">Imaginer des solutions pour produire des objets et des éléments de programmes informatiques en réponse au besoin</text:span></text:p>
                          </text:list-item>
                          <text:list-item>
                            <text:p><text:span text:style-name="T16">Participer à l'organisation de projets, la définitions des rôles, la planification (se projeter et anticiper) et aux revues de projet</text:span></text:p>
                          </text:list-item>
                        </text:list>
                      </text:list-item>
                    </text:list>
                  </text:list-item>
                </text:list>
              </text:list-item>
            </text:list>
            <text:p><text:span text:style-name="T16"/></text:p>
            <text:p><text:span text:style-name="T18"><text:tab/></text:span><text:span text:style-name="T18">Thématique complémentaire : </text:span><text:span text:style-name="T16">La modélisation et la simulation des objets et systèmes techniques</text:span></text:p>
            <text:p><text:span text:style-name="T19"/></text:p>
            <text:p><text:span text:style-name="T18"><text:tab/></text:span><text:span text:style-name="T18">Attendus de fin de cycle : </text:span><text:span text:style-name="T16">Analyser le fonctionnement et la structure d'un objet</text:span></text:p>
            <text:p><text:span text:style-name="T20"/></text:p>
            <text:p><text:span text:style-name="T18"><text:tab/></text:span><text:span text:style-name="T18">Connaissances et compétences associées :</text:span></text:p>
            <text:p><text:span text:style-name="T19"/></text:p>
            <text:list text:continue-numbering="true" text:style-name="L1">
              <text:list-item>
                <text:list>
                  <text:list-item>
                    <text:list>
                      <text:list-item>
                        <text:list>
                          <text:list-item>
                            <text:p><text:span text:style-name="T16">Associer des solutions techniques à des fonctions</text:span></text:p>
                          </text:list-item>
                          <text:list-item>
                            <text:p><text:span text:style-name="T16">Mesurer des grandeurs de manière directe ou indirecte</text:span></text:p>
                          </text:list-item>
                        </text:list>
                      </text:list-item>
                    </text:list>
                  </text:list-item>
                </text:list>
              </text:list-item>
            </text:list>
          </draw:text-box>
        </draw:frame>
      </draw:page>
      <draw:page draw:name="page2" draw:style-name="dp1" draw:master-page-name="Standard">
        <draw:frame draw:style-name="gr2" draw:text-style-name="P5" draw:layer="layout" svg:width="19cm" svg:height="26.447cm" svg:x="1cm" svg:y="1cm">
          <draw:text-box>
            <text:p text:style-name="P2"><text:span text:style-name="T6">Démarche didactique mise en œuvre</text:span><text:span text:style-name="T17"> :</text:span><text:span text:style-name="T15"> D</text:span><text:span text:style-name="T16">émarche d'investigation <text:s/>(S2) – <text:s/>résolution de problème (S1 et S3)</text:span></text:p>
            <text:p><text:span text:style-name="T18"/></text:p>
            <text:p><text:span text:style-name="T18">Séance 1 :</text:span><text:span text:style-name="T16"> Quelles formes donner à nos candélabres pour répondre à la demande ?</text:span></text:p>
            <text:p text:style-name="P2"><text:span text:style-name="T20"/></text:p>
            <text:p text:style-name="P2"><text:span text:style-name="T16">=&gt; Séquence réalisable en partenariat avec le professeur d'Arts plastiques</text:span></text:p>
            <text:p text:style-name="P2"><text:span text:style-name="T16"/></text:p>
            <text:p text:style-name="P2"><text:span text:style-name="T16">Retour sur les contraintes du cahier des charges</text:span></text:p>
            <text:p text:style-name="P2"><text:span text:style-name="T16">Mise en avant de la problématique de la pollution lumineuse et de l’intégration d’une dimension design</text:span></text:p>
            <text:p text:style-name="P2"><text:span text:style-name="T16">Echanges sur la pollution lumineuse et détermination des zones à éclairer (rue + trottoir uniquement)</text:span></text:p>
            <text:p text:style-name="P2"><text:span text:style-name="T16">Echanges et questionnement sur la démarche "Design" + bilan</text:span></text:p>
            <text:p text:style-name="P2"><text:span text:style-name="T16"/></text:p>
            <text:p text:style-name="P2"><text:span text:style-name="T16">Présentation des planches tendance et échanges sur les codes à respecter.</text:span></text:p>
            <text:p text:style-name="P2"><text:span text:style-name="T16">Réalisation de candélabres simples en carton – pâte fimo… pour simuler cette éclairage sur la maquette et déterminer des formes adaptées possibles (lien avec les Arts Plastiques)</text:span></text:p>
            <text:p text:style-name="P2"><text:span text:style-name="T16">Présentation des résultats (revue de projet intermédiaire)</text:span></text:p>
            <text:p text:style-name="P2"><text:span text:style-name="T16"/></text:p>
            <text:p text:style-name="P2"><text:span text:style-name="T18">Séance 2 :</text:span><text:span text:style-name="T16"> Sur quels leviers agir et comment détecter les informations ?</text:span></text:p>
            <text:p text:style-name="P2"><text:span text:style-name="T21"/></text:p>
            <text:p text:style-name="P2"><text:span text:style-name="T20"/></text:p>
            <text:p text:style-name="P2"><text:span text:style-name="T15">Retour sur le cahier des charges et mise en avant de la problématique</text:span></text:p>
            <text:p text:style-name="P2"><text:span text:style-name="T15">Mise en groupe pour échanges rapides et propositions de solutions avec critiques de celles-ci</text:span></text:p>
            <text:p text:style-name="P2"><text:span text:style-name="T15">Présentation orale des travaux</text:span></text:p>
            <text:p text:style-name="P2"><text:span text:style-name="T15">Bilan sur les possibilités d'actions (élimination des solutions non pertinentes ou pas en lien avec le courrier)</text:span></text:p>
            <text:p text:style-name="P2"><text:span text:style-name="T15"/></text:p>
            <text:p text:style-name="P2"><text:span text:style-name="T15">Mise en avant de la nécessité de détecter la luminosité, les piétons et les véhicules dans une partie des solutions retenues</text:span></text:p>
            <text:p text:style-name="P2"><text:span text:style-name="T15">Retour sur les travaux effectués en 5ème sur la programmation des volets de la serre aquaponique et rappel des capteurs utilisés =&gt; sont-ils adaptés à cette situation ?</text:span></text:p>
            <text:p text:style-name="P2"><text:span text:style-name="T15">Présentation de la maquette des 9 capteurs et de l'interface graphique de Mblock correspondante</text:span></text:p>
            <text:p text:style-name="P2"><text:span text:style-name="T15">Mise en groupe pour étude des capteurs proposés avec détermination de leur dénomination, des données fournies et comparaison des types de données pour ensuite retenir des capteurs pour le projet.</text:span></text:p>
            <text:p text:style-name="P2"><text:span text:style-name="T15">Présentation des travaux sous forme d'une revue de projet</text:span></text:p>
            <text:p text:style-name="P2"><text:span text:style-name="T15"/></text:p>
            <text:p text:style-name="P2"><text:span text:style-name="T15">Bilan sur :</text:span></text:p>
            <text:p text:style-name="P2"><text:span text:style-name="T15"><text:s text:c="9"/></text:span><text:span text:style-name="T15">- les types de capteurs et les formes du signal</text:span></text:p>
            <text:p text:style-name="P2"><text:span text:style-name="T15"><text:s text:c="9"/></text:span><text:span text:style-name="T15">- les choix possibles pour les données à acquérir</text:span></text:p>
            <text:p text:style-name="P2"><text:span text:style-name="T15"/></text:p>
            <text:p text:style-name="P2"><text:span text:style-name="T15">=&gt; fin de séquence réalisable en partenariat avec le professeur de Sciences physique (type d'ondes (IR – Ultrason…)</text:span></text:p>
            <text:p text:style-name="P2"><text:span text:style-name="T15"/></text:p>
            <text:p text:style-name="P2"><text:span text:style-name="T18">Séance 3 :</text:span><text:span text:style-name="T15"> </text:span><text:span text:style-name="T16">Quels scénarios de fonctionnement pour répondre à la demande ?</text:span></text:p>
            <text:p text:style-name="P2"><text:span text:style-name="T16"/></text:p>
            <text:p text:style-name="P2"><text:span text:style-name="T15">Retour sur les travaux de la séance précédente</text:span></text:p>
            <text:p text:style-name="P2"><text:span text:style-name="T15"/></text:p>
            <text:p text:style-name="P2"><text:span text:style-name="T15">Présentation du travail : Revoir ses idées ou piocher parmi celles des autres groupes et réaliser un scénario utilisant des capteurs au choix afin que le système prenne en compte son environnement (présence de piéton, véhicule, luminosité (jour, nuit avec et sans pleine lune) et remplisse la fonction souhaité (CDCF)</text:span></text:p>
            <text:p text:style-name="P2"><text:span text:style-name="T15"/></text:p>
            <text:p text:style-name="P2"><text:span text:style-name="T15">Mise en groupe pour établissement d'un scénario possible pour gérer l'éclairage public de la rue d’Auvergne ou de la rue Lanoy en vue de respecter les contraintes du CDCF avec une contrainte au niveau du nombre de capteurs et mise en forme de celui-ci sous forme littérale, puis de logigramme avec définition des variables liées aux capteurs</text:span></text:p>
            <text:p text:style-name="P2"><text:span text:style-name="T15"/></text:p>
            <text:p text:style-name="P2"><text:span text:style-name="T22">Revue de projet 2</text:span></text:p>
            <text:p text:style-name="P2"><text:span text:style-name="T15"/></text:p>
            <text:p text:style-name="P2"><text:span text:style-name="T15"/></text:p>
          </draw:text-box>
        </draw:frame>
        <draw:frame draw:style-name="gr3" draw:text-style-name="P6" draw:layer="layout" svg:width="7.561cm" svg:height="0.742cm" svg:x="12.34cm" svg:y="27.868cm">
          <draw:text-box>
            <text:p><text:span text:style-name="T23">Parcours avenir :</text:span><text:span text:style-name="T24"> Les métiers du desig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heading_20_1" style:display-name="heading 1" style:family="graphic">
      <style:paragraph-properties fo:margin-left="0cm" fo:margin-right="0cm" fo:margin-top="1.494cm" fo:margin-bottom="0cm" fo:line-height="115%" fo:text-align="start" fo:text-indent="0cm" style:text-autospace="ideograph-alpha"/>
      <style:text-properties fo:color="#365f91"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en" style:country-asian="US" style:font-weight-asian="bold" style:font-name-complex="Cambria" style:font-family-complex="Cambria" style:font-family-generic-complex="roman" style:font-pitch-complex="variable" style:font-size-complex="14pt" style:language-complex="ar" style:country-complex="SA" style:font-weight-complex="bold"/>
    </style:style>
    <style:style style:name="heading_20_2" style:display-name="heading 2"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3pt" fo:language="fr" fo:country="FR" fo:font-weight="bold" style:font-name-asian="Times New Roman" style:font-family-asian="'Times New Roman'" style:font-family-generic-asian="roman" style:font-pitch-asian="variable" style:font-size-asian="13pt" style:language-asian="en" style:country-asian="US" style:font-weight-asian="bold" style:font-name-complex="Cambria" style:font-family-complex="Cambria" style:font-family-generic-complex="roman" style:font-pitch-complex="variable" style:font-size-complex="13pt" style:language-complex="ar" style:country-complex="SA" style:font-weight-complex="bold"/>
    </style:style>
    <style:style style:name="heading_20_3" style:display-name="heading 3"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weight="bold" style:font-name-asian="Times New Roman" style:font-family-asian="'Times New Roman'" style:font-family-generic-asian="roman" style:font-pitch-asian="variable" style:font-size-asian="11pt" style:language-asian="en" style:country-asian="US" style:font-weight-asian="bold" style:font-name-complex="Cambria" style:font-family-complex="Cambria" style:font-family-generic-complex="roman" style:font-pitch-complex="variable" style:font-size-complex="11pt" style:language-complex="ar" style:country-complex="SA" style:font-weight-complex="bold"/>
    </style:style>
    <style:style style:name="heading_20_4" style:display-name="heading 4"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style="italic" fo:font-weight="bold" style:font-name-asian="Times New Roman" style:font-family-asian="'Times New Roman'" style:font-family-generic-asian="roman" style:font-pitch-asian="variable" style:font-size-asian="11pt" style:language-asian="en" style:country-asian="US" style:font-style-asian="italic" style:font-weight-asian="bold" style:font-name-complex="Cambria" style:font-family-complex="Cambria" style:font-family-generic-complex="roman" style:font-pitch-complex="variable" style:font-size-complex="11pt" style:language-complex="ar" style:country-complex="SA" style:font-style-complex="italic" style:font-weight-complex="bold"/>
    </style:style>
    <style:style style:name="heading_20_5" style:display-name="heading 5"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style:font-name-asian="Times New Roman" style:font-family-asian="'Times New Roman'" style:font-family-generic-asian="roman" style:font-pitch-asian="variable" style:font-size-asian="11pt" style:language-asian="en" style:country-asian="US" style:font-name-complex="Cambria" style:font-family-complex="Cambria" style:font-family-generic-complex="roman" style:font-pitch-complex="variable" style:font-size-complex="11pt" style:language-complex="ar" style:country-complex="SA"/>
    </style:style>
    <style:style style:name="heading_20_6" style:display-name="heading 6"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heading_20_7" style:display-name="heading 7" style:family="graphic">
      <style:paragraph-properties fo:margin-left="0cm" fo:margin-right="0cm" fo:margin-top="0.623cm" fo:margin-bottom="0cm" fo:line-height="115%" fo:text-align="start" fo:text-indent="0cm" style:text-autospace="ideograph-alpha"/>
      <style:text-properties fo:color="#40404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Default_20_Paragraph_20_Font" style:display-name="Default Paragraph Font" style:family="graphic">
      <style:paragraph-properties style:text-autospace="none"/>
    </style:style>
    <style:style style:name="Titre_20_1_20_Car" style:display-name="Titre 1 C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2_20_Car" style:display-name="Titre 2 Car" style:family="graphic">
      <style:paragraph-properties style:text-autospace="none"/>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3_20_Car" style:display-name="Titre 3 Car" style:family="graphic">
      <style:paragraph-properties style:text-autospace="none"/>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style:style>
    <style:style style:name="Titre_20_4_20_Car" style:display-name="Titre 4 Car" style:family="graphic">
      <style:paragraph-properties style:text-autospace="none"/>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style:style>
    <style:style style:name="Titre_20_5_20_Car" style:display-name="Titre 5 Car" style:family="graphic">
      <style:paragraph-properties style:text-autospace="none"/>
      <style:text-properties fo:color="#243f60"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re_20_6_20_Car" style:display-name="Titre 6 Car" style:family="graphic">
      <style:paragraph-properties style:text-autospace="none"/>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Titre_20_7_20_Car" style:display-name="Titre 7 Car" style:family="graphic">
      <style:paragraph-properties style:text-autospace="none"/>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ucida Sans1" style:font-family-asian="'Lucida 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ucida Sans1" style:font-family-asian="'Lucida 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ucida Sans1" style:font-family-asian="'Lucida Sans'" style:font-family-generic-asian="swiss"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ucida Sans1" style:font-family-asian="'Lucida Sans'" style:font-family-generic-asian="swiss"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Lucida Sans1" style:font-family-asian="'Lucida Sans'" style:font-family-generic-asian="swiss" style:font-pitch-asian="variable" style:font-size-asian="10pt" style:font-weight-asian="bold" style:font-weight-complex="bold"/>
    </style:style>
    <style:style style:name="Titre_20_6" style:display-name="Titre 6" style:family="graphic">
      <style:paragraph-properties fo:margin-top="0.187cm" fo:margin-bottom="0.187cm" style:text-autospace="none"/>
      <style:text-properties style:font-name="Liberation Serif" fo:font-family="'Liberation Serif', 'Times New Roman'" style:font-family-generic="roman" style:font-pitch="variable" fo:font-size="7pt" fo:font-weight="bold" style:font-name-asian="Lucida Sans1" style:font-family-asian="'Lucida Sans'" style:font-family-generic-asian="swiss" style:font-pitch-asian="variable" style:font-size-asian="7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ucida Sans2" style:font-family-asian="'Lucida Sans'" style:font-family-generic-asian="swiss"/>
    </style:style>
    <style:style style:name="Légende" style:family="graphic">
      <style:paragraph-properties fo:margin-top="0.374cm" fo:margin-bottom="0.374cm" style:text-autospace="none"/>
      <style:text-properties fo:font-style="italic" style:font-name-asian="Lucida Sans2" style:font-family-asian="'Lucida 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Lucida Sans2" style:font-family-asian="'Lucida Sans'" style:font-family-generic-asian="swiss"/>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3T09:00:28.616000000</meta:creation-date>
    <dc:date>2017-11-12T13:51:07.490000000</dc:date>
    <meta:editing-duration>PT12H12M51S</meta:editing-duration>
    <meta:editing-cycles>41</meta:editing-cycles>
    <meta:generator>LibreOffice/5.2.6.2$Windows_X86_64 LibreOffice_project/a3100ed2409ebf1c212f5048fbe377c281438fdc</meta:generator>
    <meta:print-date>2017-08-21T22:12:48.235000000</meta:print-date>
    <meta:document-statistic meta:object-count="3"/>
  </office:meta>
</office:document-meta>
</file>